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Profile.verifyAnnot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Profile.isFontEmbeddingRequ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verifyPSXObjectsAllow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Profile.verifyAction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Profile.verifyPDFVers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Profile.validateProfileCombina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Profile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Profile.isTrappedEntry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getPDFA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setPDFXMode( PDFXMode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Profile.getPDFX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verifyEncryptionAllow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Profile.setPDFAMode( PDFAMode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Profile.verifyTransparencyAllowed( String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Profile.PDFProfile( PDF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isPDFX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isAnnotatio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isIDEntryRequ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isModDate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format( String pattern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isPDFA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rofile.verifyTitleAb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